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80000016876A5FC5D.png" manifest:media-type="image/png"/>
  <manifest:file-entry manifest:full-path="Pictures/1000000100000563000002FD019A60C8.png" manifest:media-type="image/png"/>
  <manifest:file-entry manifest:full-path="Pictures/100000010000048C00000500FDC151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text-properties fo:color="#000000" loext:opacity="100%" style:font-name="Times New Roman" fo:font-size="20pt" fo:font-weight="bold" style:font-size-asian="20pt" style:font-weight-asian="bold" style:font-name-complex="Times New Roman1" style:font-size-complex="20pt"/>
    </style:style>
    <style:style style:name="P2" style:family="paragraph" style:parent-style-name="Frame_20_contents">
      <style:paragraph-properties fo:margin-top="0in" fo:margin-bottom="0in" style:contextual-spacing="false" fo:line-height="100%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Times New Roman" fo:font-size="20pt" fo:font-weight="bold" style:font-size-asian="20pt" style:font-weight-asian="bold" style:font-name-complex="Times New Roman1" style:font-size-complex="20pt"/>
    </style:style>
    <style:style style:name="T2" style:family="text">
      <style:text-properties fo:color="#000000" loext:opacity="100%" style:text-position="super 58%" style:font-name="Times New Roman" fo:font-size="20pt" fo:font-weight="bold" style:font-size-asian="20pt" style:font-weight-asian="bold" style:font-name-complex="Times New Roman1" style:font-size-complex="20pt"/>
    </style:style>
    <style:style style:name="T3" style:family="text">
      <style:text-properties fo:color="#000000" loext:opacity="100%" style:font-name="Algerian" fo:font-size="66pt" fo:font-weight="bold" style:font-size-asian="66pt" style:font-weight-asian="bold" style:font-size-complex="66pt"/>
    </style:style>
    <style:style style:name="T4" style:family="text">
      <style:text-properties fo:color="#000000" loext:opacity="100%" style:font-name="Algerian" fo:font-size="72pt" fo:font-weight="bold" style:font-size-asian="72pt" style:font-weight-asian="bold" style:font-size-complex="72pt"/>
    </style:style>
    <style:style style:name="T5" style:family="text">
      <style:text-properties fo:color="#000000" loext:opacity="100%" style:font-name="Algerian" fo:font-size="60pt" fo:font-weight="bold" style:font-size-asian="60pt" style:font-weight-asian="bold" style:font-size-complex="60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in" fo:border="none" style:mirror="none" fo:clip="rect(0in, 0in, 1.916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ge" style:horizontal-pos="from-left" style:horizontal-rel="page-content" fo:background-color="transparent" draw:fill="none" draw:opacity="0%" fo:padding-left="0.1in" fo:padding-right="0.1in" fo:padding-top="0.05in" fo:padding-bottom="0.05in" fo:border="0.06pt solid #000000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1.8335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1in" fo:padding-right="0.1in" fo:padding-top="0.05in" fo:padding-bottom="0.05in" fo:border="0.06pt solid #000000"/>
    </style:style>
    <style:style style:name="fr6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0.1457in" fo:margin-right="0.1346in" fo:margin-top="0in" fo:margin-bottom="0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horizontal" loext:decorative="false" fo:margin-left="0.1453in" fo:margin-right="0.1354in" fo:margin-top="0in" fo:margin-bottom="0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Picture 6" text:anchor-type="char" svg:y="-1.1409in" svg:width="4.8583in" svg:height="1.8299in" draw:z-index="6"><draw:image xlink:href="Pictures/10000001000001680000016876A5FC5D.png" xlink:type="simple" xlink:show="embed" xlink:actuate="onLoad" draw:mime-type="image/png"/><svg:desc>pngtree-black-floral-border-vectors-illustrations-for-free-download-png-image_5769783.png</svg:desc></draw:frame><draw:frame draw:style-name="fr2" draw:name="Frame1" text:anchor-type="char" svg:x="0.6665in" svg:y="6.75in" svg:width="4.6874in" svg:height="2.1874in" draw:z-index="8"><draw:text-box><text:p text:style-name="P1">Name: <text:s/></text:p><text:p text:style-name="Frame_20_contents"><text:span text:style-name="T1">Class: <text:s/>12</text:span><text:span text:style-name="T2">th</text:span></text:p><text:p text:style-name="P1">Roll no: <text:s/></text:p><text:p text:style-name="P1">Teacher: <text:s/></text:p><text:p text:style-name="P2"/></draw:text-box></draw:frame><draw:frame draw:style-name="fr3" draw:name="Picture 7" text:anchor-type="char" svg:x="-0.1665in" svg:y="5.1043in" svg:width="6.2681in" svg:height="3.4791in" draw:z-index="7"><draw:image xlink:href="Pictures/1000000100000563000002FD019A60C8.png" xlink:type="simple" xlink:show="embed" xlink:actuate="onLoad" draw:mime-type="image/png"/><svg:desc>nU59Jd-shaped-decorative-border-vector.png</svg:desc></draw:frame><draw:frame draw:style-name="fr4" draw:name="Picture 5" text:anchor-type="char" svg:x="0.3543in" svg:y="3.1874in" svg:width="5.4165in" svg:height="1.9165in" draw:z-index="5"><draw:image xlink:href="Pictures/10000001000001680000016876A5FC5D.png" xlink:type="simple" xlink:show="embed" xlink:actuate="onLoad" draw:mime-type="image/png"/><svg:desc>pngtree-black-floral-border-vectors-illustrations-for-free-download-png-image_5769783.png</svg:desc></draw:frame><draw:frame draw:style-name="fr5" draw:name="Frame2" text:anchor-type="char" svg:x="-0.1874in" svg:y="0.8335in" svg:width="6.4555in" draw:z-index="4"><draw:text-box fo:min-height="3.628in"><text:p text:style-name="P3"><text:span text:style-name="T3">COMPUTER</text:span><text:span text:style-name="T4"> </text:span><text:span text:style-name="T5">ASSIGNMENT</text:span></text:p><text:p text:style-name="Frame_20_contents"/></draw:text-box></draw:frame><draw:frame text:anchor-type="char" draw:z-index="3" draw:name="Picture 0" draw:style-name="gr1" draw:text-style-name="P4" svg:width="4.0531in" svg:height="5.1252in" draw:transform="rotate (-3.14159265358979) translate (3.08333333333333in 10.5833333333333in)"><draw:image xlink:href="Pictures/100000010000048C00000500FDC15175.png" xlink:type="simple" xlink:show="embed" xlink:actuate="onLoad" draw:mime-type="image/png"><text:p/></draw:image><svg:desc>decorative-153002_1280.png</svg:desc></draw:frame><draw:frame text:anchor-type="char" draw:z-index="2" draw:name="Picture 0" draw:style-name="gr2" draw:text-style-name="P4" svg:width="4.0531in" svg:height="5.1252in" draw:transform="rotate (-3.14159265358979) translate (7.13611111111111in 10.5833333333333in)"><draw:image xlink:href="Pictures/100000010000048C00000500FDC15175.png" xlink:type="simple" xlink:show="embed" xlink:actuate="onLoad" draw:mime-type="image/png"><text:p/></draw:image><svg:desc>decorative-153002_1280.png</svg:desc></draw:frame><draw:frame draw:style-name="fr6" draw:name="Image2" text:anchor-type="char" svg:x="-0.9693in" svg:y="-0.8957in" svg:width="4.0528in" svg:height="6.3543in" draw:z-index="1"><draw:image xlink:href="Pictures/100000010000048C00000500FDC15175.png" xlink:type="simple" xlink:show="embed" xlink:actuate="onLoad" draw:mime-type="image/png"/><svg:desc>decorative-153002_1280.png</svg:desc></draw:frame><draw:frame draw:style-name="fr3" draw:name="Picture 0" text:anchor-type="char" svg:x="3.0736in" svg:y="-0.8957in" svg:width="4.0528in" svg:height="6.3543in" draw:z-index="0"><draw:image xlink:href="Pictures/100000010000048C00000500FDC15175.png" xlink:type="simple" xlink:show="embed" xlink:actuate="onLoad" draw:mime-type="image/png"/><svg:desc>decorative-153002_1280.png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Segoe UI" style:font-size-asian="11pt" style:language-asian="en" style:country-asian="IN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false" style:font-name-asian="Segoe UI" style:font-size-asian="11pt" style:language-asian="en" style:country-asian="IN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5</meta:editing-cycles>
    <meta:creation-date>2024-07-25T13:27:00</meta:creation-date>
    <dc:date>2025-05-21T21:57:56.901000000</dc:date>
    <meta:editing-duration>PT31M19S</meta:editing-duration>
    <meta:generator>LibreOffice/24.8.6.2$Windows_X86_64 LibreOffice_project/6d98ba145e9a8a39fc57bcc76981d1fb1316c60c</meta:generator>
    <meta:print-date>2024-07-28T15:52:31.528629262</meta:print-date>
    <meta:document-statistic meta:table-count="0" meta:image-count="5" meta:object-count="0" meta:page-count="1" meta:paragraph-count="5" meta:word-count="8" meta:character-count="58" meta:non-whitespace-character-count="48"/>
    <meta:user-defined meta:name="AppVersion">12.0000</meta:user-defined>
    <meta:template xlink:type="simple" xlink:actuate="onRequest" xlink:title="Normal" xlink:href=""/>
  </office:meta>
</office:document-meta>
</file>